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400" officeooo:paragraph-rsid="001a3400"/>
    </style:style>
    <style:style style:name="P2" style:family="paragraph" style:parent-style-name="Standard">
      <style:text-properties officeooo:rsid="001a3400" officeooo:paragraph-rsid="001bb52a"/>
    </style:style>
    <style:style style:name="P3" style:family="paragraph" style:parent-style-name="Standard">
      <style:text-properties officeooo:rsid="001b78b9" officeooo:paragraph-rsid="001b78b9"/>
    </style:style>
    <style:style style:name="P4" style:family="paragraph" style:parent-style-name="Standard">
      <style:text-properties officeooo:rsid="001bb52a" officeooo:paragraph-rsid="001bb52a"/>
    </style:style>
    <style:style style:name="P5" style:family="paragraph" style:parent-style-name="Standard">
      <style:text-properties officeooo:rsid="001d33c1" officeooo:paragraph-rsid="001d33c1"/>
    </style:style>
    <style:style style:name="T1" style:family="text">
      <style:text-properties officeooo:rsid="001b78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trição de integridade de entidade: o valor da chave primária não pode ser NULL</text:p>
      <text:p text:style-name="P2">Restrição de integridade de chave: o valor da chave primária deve ser único (não deve se repetir) <text:span text:style-name="T1">nas tuplas</text:span> da relação </text:p>
      <text:p text:style-name="P1">Restrição de integridade <text:span text:style-name="T1">de domínio: o valor do atributo em qualquer das tuplas da relação deve pertencer ao domínio da relação</text:span></text:p>
      <text:p text:style-name="P3">Restrição de integridade referencial: toda chave estrangeira deve referenciar um valor válido</text:p>
      <text:p text:style-name="P3"/>
      <text:p text:style-name="P4">Instância da relação: conjunto de relações em um determinado momento</text:p>
      <text:p text:style-name="P4">Número total de distintos valores que um atributo pode ter: cardinalidade do domínio</text:p>
      <text:p text:style-name="P5">Conjunto de relações: esquema de relações</text:p>
      <text:p text:style-name="P5">Conjunto de esquemas de relações: esquema de banco de dad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09:03:08.442062156</meta:creation-date>
    <dc:date>2025-08-27T09:30:34.006794218</dc:date>
    <meta:editing-duration>PT7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07" meta:character-count="673" meta:non-whitespace-character-count="573"/>
  </office:meta>
</office:document-meta>
</file>